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3.5374in"/>
    </style:style>
    <style:style style:name="co5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eeeeee"/>
    </style:style>
    <style:style style:name="ce1" style:family="table-cell" style:parent-style-name="Default">
      <style:table-cell-properties fo:background-color="#8d1d75"/>
    </style:style>
    <style:style style:name="ce2" style:family="table-cell" style:parent-style-name="Default">
      <style:table-cell-properties fo:background-color="#dee6ef"/>
    </style:style>
    <style:style style:name="ce10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lt;0" style:apply-style-name="Bad" style:base-cell-address="Sheet1.B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ext-properties style:font-name="Liberation Sans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0c2cd"/>
    </style:style>
    <style:style style:name="ce24" style:family="table-cell" style:parent-style-name="Default">
      <style:table-cell-properties fo:background-color="#eeeeee"/>
      <style:map style:condition="cell-content()&lt;0" style:apply-style-name="Bad" style:base-cell-address="Sheet1.B1"/>
    </style:style>
    <style:style style:name="ce6" style:family="table-cell" style:parent-style-name="Default">
      <style:map style:condition="cell-content()&lt;0" style:apply-style-name="Bad" style:base-cell-address="Sheet1.B1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gt;0" style:apply-style-name="Good" style:base-cell-address="Sheet1.I20"/>
    </style:style>
    <style:style style:name="ce26" style:family="table-cell" style:parent-style-name="Default">
      <style:table-cell-properties fo:background-color="#eeeeee"/>
      <style:map style:condition="cell-content()&gt;0" style:apply-style-name="Good" style:base-cell-address="Sheet1.J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0" style:apply-style-name="Good" style:base-cell-address="Sheet1.J1"/>
    </style:style>
    <style:style style:name="ce20" style:family="table-cell" style:parent-style-name="Default">
      <style:map style:condition="cell-content()&gt;0" style:apply-style-name="Good" style:base-cell-address="Sheet1.J1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40" style:family="table-cell" style:parent-style-name="Default">
      <style:text-properties style:font-name="Liberation Sans" style:font-name-asian="DejaVu Sans" style:font-name-complex="Noto Sans Arabic UI"/>
    </style:style>
    <style:style style:name="ce2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column table:style-name="co2" table:default-cell-style-name="ce2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4" table:number-columns-repeated="8"/>
          <table:table-cell table:style-name="ce24"/>
          <table:table-cell table:style-name="ce26"/>
          <table:table-cell table:style-name="ce4" table:number-columns-repeated="5"/>
        </table:table-row>
        <table:table-row table:style-name="ro1">
          <table:table-cell table:style-name="ce1" office:value-type="string" calcext:value-type="string">
            <text:p>NUESTRO</text:p>
          </table:table-cell>
          <table:table-cell table:style-name="ce10" office:value-type="string" calcext:value-type="string">
            <text:p>K-fold 1</text:p>
          </table:table-cell>
          <table:table-cell table:style-name="ce10" office:value-type="string" calcext:value-type="string">
            <text:p>K-fold 2</text:p>
          </table:table-cell>
          <table:table-cell table:style-name="ce10" office:value-type="string" calcext:value-type="string">
            <text:p>K-fold 3</text:p>
          </table:table-cell>
          <table:table-cell table:style-name="ce10" office:value-type="string" calcext:value-type="string">
            <text:p>K-fold 4</text:p>
          </table:table-cell>
          <table:table-cell table:style-name="ce10" office:value-type="string" calcext:value-type="string">
            <text:p>K-fold 5</text:p>
          </table:table-cell>
          <table:table-cell table:style-name="ce10" office:value-type="string" calcext:value-type="string">
            <text:p>K-fold 6</text:p>
          </table:table-cell>
          <table:table-cell table:style-name="ce5" office:value-type="string" calcext:value-type="string">
            <text:p>average ite</text:p>
          </table:table-cell>
          <table:table-cell table:style-name="ce12" office:value-type="string" calcext:value-type="string">
            <text:p>Xgboost</text:p>
          </table:table-cell>
          <table:table-cell table:style-name="ce21" office:value-type="string" calcext:value-type="string">
            <text:p>SoA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office:value-type="float" office:value="0.937" calcext:value-type="float">
            <text:p>0.937</text:p>
          </table:table-cell>
          <table:table-cell office:value-type="float" office:value="0.942" calcext:value-type="float">
            <text:p>0.942</text:p>
          </table:table-cell>
          <table:table-cell office:value-type="float" office:value="0.921" calcext:value-type="float">
            <text:p>0.921</text:p>
          </table:table-cell>
          <table:table-cell office:value-type="float" office:value="0.909" calcext:value-type="float">
            <text:p>0.909</text:p>
          </table:table-cell>
          <table:table-cell office:value-type="float" office:value="0.921" calcext:value-type="float">
            <text:p>0.921</text:p>
          </table:table-cell>
          <table:table-cell office:value-type="float" office:value="0.919" calcext:value-type="float">
            <text:p>0.919</text:p>
          </table:table-cell>
          <table:table-cell table:formula="of:=AVERAGE([.B3:.G3])" office:value-type="float" office:value="0.924833333333333" calcext:value-type="float">
            <text:p>0.924833333333333</text:p>
          </table:table-cell>
          <table:table-cell table:formula="of:=[.H3]-[.H28]" office:value-type="float" office:value="0.0315" calcext:value-type="float">
            <text:p>0.0315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3:16 27/11/24</text:p>
          </table:table-cell>
          <table:table-cell table:style-name="ce15" office:value-type="string" calcext:value-type="string">
            <text:p>Population 1024 BAGGING 8 </text:p>
          </table:table-cell>
          <table:table-cell office:value-type="string" calcext:value-type="string">
            <text:p>DSS implement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ung Cancer</text:p>
          </table:table-cell>
          <table:table-cell office:value-type="float" office:value="0.934959" calcext:value-type="float">
            <text:p>0.934959</text:p>
          </table:table-cell>
          <table:table-cell table:number-columns-repeated="2" table:style-name="ce15" office:value-type="float" office:value="0.943089" calcext:value-type="float">
            <text:p>0.943089</text:p>
          </table:table-cell>
          <table:table-cell table:style-name="ce15" office:value-type="float" office:value="0.910569" calcext:value-type="float">
            <text:p>0.910569</text:p>
          </table:table-cell>
          <table:table-cell table:style-name="ce15" office:value-type="float" office:value="0.926829" calcext:value-type="float">
            <text:p>0.926829</text:p>
          </table:table-cell>
          <table:table-cell table:style-name="ce15" office:value-type="float" office:value="0.894309" calcext:value-type="float">
            <text:p>0.894309</text:p>
          </table:table-cell>
          <table:table-cell table:formula="of:=AVERAGE([.B4:.G4])" office:value-type="float" office:value="0.925474" calcext:value-type="float">
            <text:p>0.925474</text:p>
          </table:table-cell>
          <table:table-cell table:formula="of:=[.H4]-[.H29]" office:value-type="float" office:value="0.0331406666666667" calcext:value-type="float">
            <text:p>0.0331406666666667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<text:span text:style-name="T1">11:16 27</text:span>/11/24</text:p>
          </table:table-cell>
          <table:table-cell table:style-name="ce15" office:value-type="string" calcext:value-type="string">
            <text:p>Population 1024 BAGGING 8</text:p>
          </table:table-cell>
          <table:table-cell table:style-name="ce40" office:value-type="string" calcext:value-type="string">
            <text:p>Augment *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office:value-type="float" office:value="0.909091" calcext:value-type="float">
            <text:p>0.909091</text:p>
          </table:table-cell>
          <table:table-cell table:style-name="ce15" office:value-type="float" office:value="0.876033" calcext:value-type="float">
            <text:p>0.876033</text:p>
          </table:table-cell>
          <table:table-cell table:style-name="ce15" office:value-type="float" office:value="0.92562" calcext:value-type="float">
            <text:p>0.92562</text:p>
          </table:table-cell>
          <table:table-cell table:style-name="ce15" office:value-type="float" office:value="0.884298" calcext:value-type="float">
            <text:p>0.884298</text:p>
          </table:table-cell>
          <table:table-cell table:style-name="ce15" office:value-type="float" office:value="0.818182" calcext:value-type="float">
            <text:p>0.818182</text:p>
          </table:table-cell>
          <table:table-cell table:style-name="ce15" office:value-type="float" office:value="0.892562" calcext:value-type="float">
            <text:p>0.892562</text:p>
          </table:table-cell>
          <table:table-cell table:formula="of:=AVERAGE([.B5:.G5])" office:value-type="float" office:value="0.884297666666667" calcext:value-type="float">
            <text:p>0.884297666666667</text:p>
          </table:table-cell>
          <table:table-cell table:formula="of:=[.H5]-[.H30]" office:value-type="float" office:value="0.0889643333333332" calcext:value-type="float">
            <text:p>0.0889643333333332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<text:span text:style-name="T1">18:26 27</text:span>/11/24</text:p>
          </table:table-cell>
          <table:table-cell table:style-name="ce15" office:value-type="string" calcext:value-type="string">
            <text:p>Population 1024 BAGGING 8</text:p>
          </table:table-cell>
          <table:table-cell office:value-type="string" calcext:value-type="string">
            <text:p>num_trees:12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office:value-type="float" office:value="0.798046" calcext:value-type="float">
            <text:p>0.798046</text:p>
          </table:table-cell>
          <table:table-cell table:style-name="ce15" office:value-type="float" office:value="0.781759" calcext:value-type="float">
            <text:p>0.781759</text:p>
          </table:table-cell>
          <table:table-cell table:style-name="ce15" office:value-type="float" office:value="0.801303" calcext:value-type="float">
            <text:p>0.801303</text:p>
          </table:table-cell>
          <table:table-cell table:style-name="ce15" office:value-type="float" office:value="0.807818" calcext:value-type="float">
            <text:p>0.807818</text:p>
          </table:table-cell>
          <table:table-cell table:style-name="ce15" office:value-type="float" office:value="0.775244" calcext:value-type="float">
            <text:p>0.775244</text:p>
          </table:table-cell>
          <table:table-cell table:style-name="ce15" office:value-type="float" office:value="0.798046" calcext:value-type="float">
            <text:p>0.798046</text:p>
          </table:table-cell>
          <table:table-cell table:formula="of:=AVERAGE([.B6:.G6])" office:value-type="float" office:value="0.793702666666667" calcext:value-type="float">
            <text:p>0.793702666666667</text:p>
          </table:table-cell>
          <table:table-cell table:formula="of:=[.H6]-[.H31]" office:value-type="float" office:value="0.0578693333333334" calcext:value-type="float">
            <text:p>0.0578693333333334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4:16 27/11/24</text:p>
          </table:table-cell>
          <table:table-cell table:style-name="ce15" office:value-type="string" calcext:value-type="string">
            <text:p>Population 4096 BAGGING 8</text:p>
          </table:table-cell>
          <table:table-cell office:value-type="string" calcext:value-type="string">
            <text:p>num_leaves: max 25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office:value-type="float" office:value="0.979" calcext:value-type="float">
            <text:p>0.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" calcext:value-type="float">
            <text:p>0.979</text:p>
          </table:table-cell>
          <table:table-cell office:value-type="float" office:value="0.986" calcext:value-type="float">
            <text:p>0.986</text:p>
          </table:table-cell>
          <table:table-cell office:value-type="float" office:value="0.993" calcext:value-type="float">
            <text:p>0.993</text:p>
          </table:table-cell>
          <table:table-cell table:formula="of:=AVERAGE([.B7:.G7])" office:value-type="float" office:value="0.9895" calcext:value-type="float">
            <text:p>0.9895</text:p>
          </table:table-cell>
          <table:table-cell table:formula="of:=[.H7]-[.H32]" office:value-type="float" office:value="-0.0105" calcext:value-type="float">
            <text:p>-0.0105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5:16 27/11/24</text:p>
          </table:table-cell>
          <table:table-cell table:style-name="ce15" office:value-type="string" calcext:value-type="string">
            <text:p>Population 1024 BAGGING 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office:value-type="float" office:value="0.984892" calcext:value-type="float">
            <text:p>0.984892</text:p>
          </table:table-cell>
          <table:table-cell office:value-type="float" office:value="0.984963" calcext:value-type="float">
            <text:p>0.984963</text:p>
          </table:table-cell>
          <table:table-cell office:value-type="float" office:value="0.984962" calcext:value-type="float">
            <text:p>0.984962</text:p>
          </table:table-cell>
          <table:table-cell office:value-type="float" office:value="0.985964" calcext:value-type="float">
            <text:p>0.985964</text:p>
          </table:table-cell>
          <table:table-cell office:value-type="float" office:value="0.987992" calcext:value-type="float">
            <text:p>0.987992</text:p>
          </table:table-cell>
          <table:table-cell office:value-type="float" office:value="0.994992" calcext:value-type="float">
            <text:p>0.994992</text:p>
          </table:table-cell>
          <table:table-cell table:formula="of:=AVERAGE([.B8:.G8])" office:value-type="float" office:value="0.987294166666667" calcext:value-type="float">
            <text:p>0.987294166666667</text:p>
          </table:table-cell>
          <table:table-cell table:formula="of:=[.H8]-[.H33]" office:value-type="float" office:value="0.00129416666666649" calcext:value-type="float">
            <text:p>0.00129416666666649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6:16 27/11/24</text:p>
          </table:table-cell>
          <table:table-cell table:style-name="ce15" office:value-type="string" calcext:value-type="string">
            <text:p>Population 1024 BAGGING 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office:value-type="float" office:value="0.960352" calcext:value-type="float">
            <text:p>0.960352</text:p>
          </table:table-cell>
          <table:table-cell office:value-type="float" office:value="0.977974" calcext:value-type="float">
            <text:p>0.977974</text:p>
          </table:table-cell>
          <table:table-cell office:value-type="float" office:value="0.969163" calcext:value-type="float">
            <text:p>0.969163</text:p>
          </table:table-cell>
          <table:table-cell office:value-type="float" office:value="0.960352" calcext:value-type="float">
            <text:p>0.960352</text:p>
          </table:table-cell>
          <table:table-cell office:value-type="float" office:value="0.964758" calcext:value-type="float">
            <text:p>0.964758</text:p>
          </table:table-cell>
          <table:table-cell office:value-type="float" office:value="0.9769" calcext:value-type="float">
            <text:p>0.9769</text:p>
          </table:table-cell>
          <table:table-cell table:formula="of:=AVERAGE([.B9:.G9])" office:value-type="float" office:value="0.968249833333333" calcext:value-type="float">
            <text:p>0.968249833333333</text:p>
          </table:table-cell>
          <table:table-cell table:formula="of:=[.H9]-[.H34]" office:value-type="float" office:value="0.00341649999999993" calcext:value-type="float">
            <text:p>0.00341649999999993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6:36 27/11/24</text:p>
          </table:table-cell>
          <table:table-cell table:style-name="ce15" office:value-type="string" calcext:value-type="string">
            <text:p>Population 4096 BAGGING 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table:formula="of:=AVERAGE([.B10:.G10])" office:value-type="float" office:value="0.996666666666667" calcext:value-type="float">
            <text:p>0.996666666666667</text:p>
          </table:table-cell>
          <table:table-cell table:formula="of:=[.H10]-[.H35]" office:value-type="float" office:value="-0.0033333333333333" calcext:value-type="float">
            <text:p>-0.0033333333333333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7:16 27/11/24</text:p>
          </table:table-cell>
          <table:table-cell table:style-name="ce15" office:value-type="string" calcext:value-type="string">
            <text:p>Population 1024 BAGGING 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table:number-columns-repeated="2" office:value-type="float" office:value="0.948718" calcext:value-type="float">
            <text:p>0.948718</text:p>
          </table:table-cell>
          <table:table-cell office:value-type="float" office:value="0.939394" calcext:value-type="float">
            <text:p>0.939394</text:p>
          </table:table-cell>
          <table:table-cell office:value-type="float" office:value="0.948718" calcext:value-type="float">
            <text:p>0.948718</text:p>
          </table:table-cell>
          <table:table-cell office:value-type="float" office:value="0.937063" calcext:value-type="float">
            <text:p>0.937063</text:p>
          </table:table-cell>
          <table:table-cell office:value-type="float" office:value="0.946387" calcext:value-type="float">
            <text:p>0.946387</text:p>
          </table:table-cell>
          <table:table-cell table:formula="of:=AVERAGE([.B11:.G11])" office:value-type="float" office:value="0.944833" calcext:value-type="float">
            <text:p>0.944833</text:p>
          </table:table-cell>
          <table:table-cell table:formula="of:=[.H11]-[.H36]" office:value-type="float" office:value="-0.00533366666666657" calcext:value-type="float">
            <text:p>-0.00533366666666657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1:26 28/11/24</text:p>
          </table:table-cell>
          <table:table-cell table:style-name="ce15" office:value-type="string" calcext:value-type="string">
            <text:p>Population 1024 BAGGING 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table:style-name="ce14" office:value-type="float" office:value="0.845" calcext:value-type="float">
            <text:p>0.845</text:p>
          </table:table-cell>
          <table:table-cell table:style-name="ce14" office:value-type="float" office:value="0.835" calcext:value-type="float">
            <text:p>0.835</text:p>
          </table:table-cell>
          <table:table-cell table:style-name="ce14" office:value-type="float" office:value="0.81" calcext:value-type="float">
            <text:p>0.81</text:p>
          </table:table-cell>
          <table:table-cell table:style-name="ce14" office:value-type="float" office:value="0.795" calcext:value-type="float">
            <text:p>0.795</text:p>
          </table:table-cell>
          <table:table-cell table:style-name="ce14" office:value-type="float" office:value="0.845" calcext:value-type="float">
            <text:p>0.845</text:p>
          </table:table-cell>
          <table:table-cell table:style-name="ce14" office:value-type="float" office:value="0.79" calcext:value-type="float">
            <text:p>0.79</text:p>
          </table:table-cell>
          <table:table-cell table:formula="of:=AVERAGE([.B12:.G12])" office:value-type="float" office:value="0.82" calcext:value-type="float">
            <text:p>0.82</text:p>
          </table:table-cell>
          <table:table-cell table:formula="of:=[.H12]-[.H37]" office:value-type="float" office:value="-0.00249999999999995" calcext:value-type="float">
            <text:p>-0.00249999999999995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8:16 27/11/24</text:p>
          </table:table-cell>
          <table:table-cell table:style-name="ce15" office:value-type="string" calcext:value-type="string">
            <text:p>Population 1024 BAGGING 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aberman <text:s/>paper 1</text:p>
          </table:table-cell>
          <table:table-cell table:style-name="ce18" office:value-type="float" office:value="0.808743" calcext:value-type="float">
            <text:p>0.808743</text:p>
          </table:table-cell>
          <table:table-cell table:style-name="ce18" office:value-type="float" office:value="0.764098" calcext:value-type="float">
            <text:p>0.764098</text:p>
          </table:table-cell>
          <table:table-cell table:style-name="ce18" office:value-type="float" office:value="0.779563" calcext:value-type="float">
            <text:p>0.779563</text:p>
          </table:table-cell>
          <table:table-cell table:style-name="ce18" office:value-type="float" office:value="0.857923" calcext:value-type="float">
            <text:p>0.857923</text:p>
          </table:table-cell>
          <table:table-cell table:style-name="ce18" office:value-type="float" office:value="0.797814" calcext:value-type="float">
            <text:p>0.797814</text:p>
          </table:table-cell>
          <table:table-cell table:style-name="ce18" office:value-type="float" office:value="0.775956" calcext:value-type="float">
            <text:p>0.775956</text:p>
          </table:table-cell>
          <table:table-cell table:formula="of:=AVERAGE([.B13:.G13])" office:value-type="float" office:value="0.7973495" calcext:value-type="float">
            <text:p>0.7973495</text:p>
          </table:table-cell>
          <table:table-cell table:formula="of:=[.H13]-[.H38]" office:value-type="float" office:value="0.0787828333333334" calcext:value-type="float">
            <text:p>0.0787828333333334</text:p>
          </table:table-cell>
          <table:table-cell table:formula="of:=[.H13]-[.H44]" office:value-type="float" office:value="-0.0056505" calcext:value-type="float">
            <text:p>-0.0056505</text:p>
          </table:table-cell>
          <table:table-cell office:value-type="string" calcext:value-type="string">
            <text:p>18:16 27/11/24</text:p>
          </table:table-cell>
          <table:table-cell table:style-name="ce15" office:value-type="string" calcext:value-type="string">
            <text:p>Population 8192 BAGGING 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ansfusion <text:s/>paper 1</text:p>
          </table:table-cell>
          <table:table-cell office:value-type="float" office:value="0.819331" calcext:value-type="float">
            <text:p>0.819331</text:p>
          </table:table-cell>
          <table:table-cell office:value-type="float" office:value="0.829431" calcext:value-type="float">
            <text:p>0.829431</text:p>
          </table:table-cell>
          <table:table-cell office:value-type="float" office:value="0.81602" calcext:value-type="float">
            <text:p>0.81602</text:p>
          </table:table-cell>
          <table:table-cell office:value-type="float" office:value="0.822742" calcext:value-type="float">
            <text:p>0.822742</text:p>
          </table:table-cell>
          <table:table-cell office:value-type="float" office:value="0.832776" calcext:value-type="float">
            <text:p>0.832776</text:p>
          </table:table-cell>
          <table:table-cell office:value-type="float" office:value="0.819398" calcext:value-type="float">
            <text:p>0.819398</text:p>
          </table:table-cell>
          <table:table-cell table:formula="of:=AVERAGE([.B14:.G14])" office:value-type="float" office:value="0.823283" calcext:value-type="float">
            <text:p>0.823283</text:p>
          </table:table-cell>
          <table:table-cell table:formula="of:=[.H14]-[.H39]" office:value-type="float" office:value="0.052183" calcext:value-type="float">
            <text:p>0.052183</text:p>
          </table:table-cell>
          <table:table-cell table:formula="of:=[.H14]-[.H45]" office:value-type="float" office:value="0.00148300000000001" calcext:value-type="float">
            <text:p>0.00148300000000001</text:p>
          </table:table-cell>
          <table:table-cell office:value-type="string" calcext:value-type="string">
            <text:p>18:16 27/11/24</text:p>
          </table:table-cell>
          <table:table-cell table:style-name="ce15" office:value-type="string" calcext:value-type="string">
            <text:p>Population 4096 BAGGING 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pan text:style-name="T1">Indian liver</text:span> paper 2</text:p>
          </table:table-cell>
          <table:table-cell office:value-type="float" office:value="0.770774" calcext:value-type="float">
            <text:p>0.770774</text:p>
          </table:table-cell>
          <table:table-cell office:value-type="float" office:value="0.713467" calcext:value-type="float">
            <text:p>0.713467</text:p>
          </table:table-cell>
          <table:table-cell office:value-type="float" office:value="0.719198" calcext:value-type="float">
            <text:p>0.719198</text:p>
          </table:table-cell>
          <table:table-cell office:value-type="float" office:value="0.747851" calcext:value-type="float">
            <text:p>0.747851</text:p>
          </table:table-cell>
          <table:table-cell office:value-type="float" office:value="0.73639" calcext:value-type="float">
            <text:p>0.73639</text:p>
          </table:table-cell>
          <table:table-cell office:value-type="float" office:value="0.739255" calcext:value-type="float">
            <text:p>0.739255</text:p>
          </table:table-cell>
          <table:table-cell table:formula="of:=AVERAGE([.B15:.G15])" office:value-type="float" office:value="0.7378225" calcext:value-type="float">
            <text:p>0.7378225</text:p>
          </table:table-cell>
          <table:table-cell table:formula="of:=[.H15]-[.H40]" office:value-type="float" office:value="0.0412391666666667" calcext:value-type="float">
            <text:p>0.0412391666666667</text:p>
          </table:table-cell>
          <table:table-cell table:formula="of:=[.H15]-[.H46]" office:value-type="float" office:value="0.0178225000000001" calcext:value-type="float">
            <text:p>0.0178225000000001</text:p>
          </table:table-cell>
          <table:table-cell office:value-type="string" calcext:value-type="string">
            <text:p>11:16 28/11/24</text:p>
          </table:table-cell>
          <table:table-cell table:style-name="ce15" office:value-type="string" calcext:value-type="string">
            <text:p>Population 4096 BAGGING 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redit card paper 5</text:p>
          </table:table-cell>
          <table:table-cell table:number-columns-repeated="4" office:value-type="float" office:value="0.995" calcext:value-type="float">
            <text:p>0.995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975" calcext:value-type="float">
            <text:p>0.9975</text:p>
          </table:table-cell>
          <table:table-cell table:formula="of:=AVERAGE([.B16:.G16])" office:value-type="float" office:value="0.9925" calcext:value-type="float">
            <text:p>0.9925</text:p>
          </table:table-cell>
          <table:table-cell table:formula="of:=[.H16]-[.H41]" office:value-type="float" office:value="-0.005" calcext:value-type="float">
            <text:p>-0.005</text:p>
          </table:table-cell>
          <table:table-cell table:formula="of:=[.H16]-[.H47]" office:value-type="float" office:value="-0.00649999999999995" calcext:value-type="float">
            <text:p>-0.00649999999999995</text:p>
          </table:table-cell>
          <table:table-cell office:value-type="string" calcext:value-type="string">
            <text:p>18:16 27/11/24</text:p>
          </table:table-cell>
          <table:table-cell table:style-name="ce15" office:value-type="string" calcext:value-type="string">
            <text:p>Population 4096 BAGGING 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kin non Skin paper 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89" calcext:value-type="float">
            <text:p>0.989</text:p>
          </table:table-cell>
          <table:table-cell table:number-columns-repeated="2" office:value-type="float" office:value="0.995" calcext:value-type="float">
            <text:p>0.995</text:p>
          </table:table-cell>
          <table:table-cell table:formula="of:=AVERAGE([.B17:.G17])" office:value-type="float" office:value="0.990666666666667" calcext:value-type="float">
            <text:p>0.990666666666667</text:p>
          </table:table-cell>
          <table:table-cell table:formula="of:=[.H17]-[.H42]" office:value-type="float" office:value="0.00649999999999995" calcext:value-type="float">
            <text:p>0.00649999999999995</text:p>
          </table:table-cell>
          <table:table-cell table:formula="of:=[.H17]-[.H48]" office:value-type="float" office:value="-0.0083333333333333" calcext:value-type="float">
            <text:p>-0.0083333333333333</text:p>
          </table:table-cell>
          <table:table-cell office:value-type="string" calcext:value-type="string">
            <text:p>18:16 27/11/24</text:p>
          </table:table-cell>
          <table:table-cell table:style-name="ce15" office:value-type="string" calcext:value-type="string">
            <text:p>Population 4096 BAGGING 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rest Cancer paper 3</text:p>
          </table:table-cell>
          <table:table-cell table:number-columns-repeated="6" table:style-name="ce12" office:value-type="string" calcext:value-type="string">
            <text:p>UP</text:p>
          </table:table-cell>
          <table:table-cell table:formula="of:=[.H9]" office:value-type="float" office:value="0.968249833333333" calcext:value-type="float">
            <text:p>0.968249833333333</text:p>
          </table:table-cell>
          <table:table-cell table:formula="of:=[.H9]-[.H34]" office:value-type="float" office:value="0.00341649999999993" calcext:value-type="float">
            <text:p>0.00341649999999993</text:p>
          </table:table-cell>
          <table:table-cell table:formula="of:=[.H18]-[.H49]" office:value-type="float" office:value="-0.0217501666666667" calcext:value-type="float">
            <text:p>-0.0217501666666667</text:p>
          </table:table-cell>
          <table:table-cell office:value-type="string" calcext:value-type="string">
            <text:p>16:36 27/11/24</text:p>
          </table:table-cell>
          <table:table-cell table:style-name="ce15" office:value-type="string" calcext:value-type="string">
            <text:p>Population 4096 BAGGING 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iabetes paper 1</text:p>
          </table:table-cell>
          <table:table-cell table:number-columns-repeated="6" table:style-name="ce12" office:value-type="string" calcext:value-type="string">
            <text:p>UP</text:p>
          </table:table-cell>
          <table:table-cell table:formula="of:=[.H6]" office:value-type="float" office:value="0.793702666666667" calcext:value-type="float">
            <text:p>0.793702666666667</text:p>
          </table:table-cell>
          <table:table-cell table:style-name="ce12" table:formula="of:=[.H6]-[.H31]" office:value-type="float" office:value="0.0578693333333334" calcext:value-type="float">
            <text:p>0.0578693333333334</text:p>
          </table:table-cell>
          <table:table-cell table:formula="of:=[.H19]-[.H50]" office:value-type="float" office:value="-0.0282973333333332" calcext:value-type="float">
            <text:p>-0.0282973333333332</text:p>
          </table:table-cell>
          <table:table-cell office:value-type="string" calcext:value-type="string">
            <text:p>18:16 27/11/24</text:p>
          </table:table-cell>
          <table:table-cell table:style-name="ce15" office:value-type="string" calcext:value-type="string">
            <text:p>Population 4096 BAGGING 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iabetes paper 4</text:p>
          </table:table-cell>
          <table:table-cell table:number-columns-repeated="6" table:style-name="ce15" office:value-type="string" calcext:value-type="string">
            <text:p>UP</text:p>
          </table:table-cell>
          <table:table-cell table:formula="of:=[.H6]" office:value-type="float" office:value="0.793702666666667" calcext:value-type="float">
            <text:p>0.793702666666667</text:p>
          </table:table-cell>
          <table:table-cell table:style-name="ce34" table:formula="of:=[.H6]-[.H31]" office:value-type="float" office:value="0.0578693333333334" calcext:value-type="float">
            <text:p>0.0578693333333334</text:p>
          </table:table-cell>
          <table:table-cell table:formula="of:=[.H20]-[.H51]" office:value-type="float" office:value="0.0797026666666668" calcext:value-type="float">
            <text:p>0.0797026666666668</text:p>
          </table:table-cell>
          <table:table-cell office:value-type="string" calcext:value-type="string">
            <text:p>18:16 27/11/24</text:p>
          </table:table-cell>
          <table:table-cell table:style-name="ce15" office:value-type="string" calcext:value-type="string">
            <text:p>Population 4096 BAGGING 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est diabetes</text:p>
          </table:table-cell>
          <table:table-cell table:number-columns-repeated="7"/>
          <table:table-cell table:style-name="Default"/>
          <table:table-cell table:number-columns-repeated="2"/>
          <table:table-cell table:style-name="ce30"/>
          <table:table-cell table:number-columns-repeated="3"/>
        </table:table-row>
        <table:table-row table:style-name="ro1">
          <table:table-cell table:style-name="ce2" office:value-type="string" calcext:value-type="string">
            <text:p>test Haberman</text:p>
          </table:table-cell>
          <table:table-cell table:number-columns-repeated="6"/>
          <table:table-cell table:formula="of:=AVERAGE([.B13:.G13])" office:value-type="float" office:value="0.7973495" calcext:value-type="float">
            <text:p>0.7973495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1"/>
          <table:table-cell table:style-name="ce15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5" table:number-columns-repeated="5"/>
          <table:table-cell table:number-columns-repeated="4"/>
          <table:table-cell table:style-name="ce15"/>
          <table:table-cell table:number-columns-repeated="3"/>
        </table:table-row>
        <table:table-row table:style-name="ro2">
          <table:table-cell table:style-name="ce1" office:value-type="string" calcext:value-type="string">
            <text:p>LIGHTGBM</text:p>
          </table:table-cell>
          <table:table-cell table:style-name="ce10" office:value-type="string" calcext:value-type="string">
            <text:p>K-fold 1</text:p>
          </table:table-cell>
          <table:table-cell table:style-name="ce10" office:value-type="string" calcext:value-type="string">
            <text:p>K-fold 2</text:p>
          </table:table-cell>
          <table:table-cell table:style-name="ce10" office:value-type="string" calcext:value-type="string">
            <text:p>K-fold 3</text:p>
          </table:table-cell>
          <table:table-cell table:style-name="ce10" office:value-type="string" calcext:value-type="string">
            <text:p>K-fold 4</text:p>
          </table:table-cell>
          <table:table-cell table:style-name="ce10" office:value-type="string" calcext:value-type="string">
            <text:p>K-fold 5</text:p>
          </table:table-cell>
          <table:table-cell table:style-name="ce10" office:value-type="string" calcext:value-type="string">
            <text:p>K-fold 6</text:p>
          </table:table-cell>
          <table:table-cell table:style-name="ce5" office:value-type="string" calcext:value-type="string">
            <text:p>average ite</text:p>
          </table:table-cell>
          <table:table-cell table:style-name="ce24"/>
          <table:table-cell table:style-name="ce26"/>
          <table:table-cell table:style-name="ce4"/>
          <table:table-cell table:style-name="ce31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table:style-name="ce16" office:value-type="float" office:value="0.865" calcext:value-type="float">
            <text:p>0.865</text:p>
          </table:table-cell>
          <table:table-cell table:style-name="ce17" office:value-type="float" office:value="0.935" calcext:value-type="float">
            <text:p>0.935</text:p>
          </table:table-cell>
          <table:table-cell table:style-name="ce17" office:value-type="float" office:value="0.88" calcext:value-type="float">
            <text:p>0.88</text:p>
          </table:table-cell>
          <table:table-cell table:style-name="ce17" office:value-type="float" office:value="0.89" calcext:value-type="float">
            <text:p>0.89</text:p>
          </table:table-cell>
          <table:table-cell table:style-name="ce17" office:value-type="float" office:value="0.9" calcext:value-type="float">
            <text:p>0.9</text:p>
          </table:table-cell>
          <table:table-cell table:style-name="ce17" office:value-type="float" office:value="0.89" calcext:value-type="float">
            <text:p>0.89</text:p>
          </table:table-cell>
          <table:table-cell table:formula="of:=AVERAGE([.B28:.G28])" office:value-type="float" office:value="0.893333333333333" calcext:value-type="float">
            <text:p>0.893333333333333</text:p>
          </table:table-cell>
          <table:table-cell table:number-columns-repeated="3"/>
          <table:table-cell table:style-name="ce15"/>
          <table:table-cell table:style-name="ce23" office:value-type="string" calcext:value-type="string">
            <text:p>learning_rate: 0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ung Cancer</text:p>
          </table:table-cell>
          <table:table-cell office:value-type="float" office:value="0.887" calcext:value-type="float">
            <text:p>0.887</text:p>
          </table:table-cell>
          <table:table-cell office:value-type="float" office:value="0.919" calcext:value-type="float">
            <text:p>0.919</text:p>
          </table:table-cell>
          <table:table-cell office:value-type="float" office:value="0.871" calcext:value-type="float">
            <text:p>0.871</text:p>
          </table:table-cell>
          <table:table-cell office:value-type="float" office:value="0.903" calcext:value-type="float">
            <text:p>0.903</text:p>
          </table:table-cell>
          <table:table-cell table:number-columns-repeated="2" office:value-type="float" office:value="0.887" calcext:value-type="float">
            <text:p>0.887</text:p>
          </table:table-cell>
          <table:table-cell table:formula="of:=AVERAGE([.B29:.G29])" office:value-type="float" office:value="0.892333333333333" calcext:value-type="float">
            <text:p>0.892333333333333</text:p>
          </table:table-cell>
          <table:table-cell table:number-columns-repeated="3"/>
          <table:table-cell table:style-name="ce15"/>
          <table:table-cell table:style-name="ce3" office:value-type="string" calcext:value-type="string">
            <text:p>num_leaves: max 25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office:value-type="float" office:value="0.836" calcext:value-type="float">
            <text:p>0.836</text:p>
          </table:table-cell>
          <table:table-cell office:value-type="float" office:value="0.819" calcext:value-type="float">
            <text:p>0.819</text:p>
          </table:table-cell>
          <table:table-cell table:number-columns-repeated="2" office:value-type="float" office:value="0.771" calcext:value-type="float">
            <text:p>0.771</text:p>
          </table:table-cell>
          <table:table-cell office:value-type="float" office:value="0.836" calcext:value-type="float">
            <text:p>0.836</text:p>
          </table:table-cell>
          <table:table-cell office:value-type="float" office:value="0.739" calcext:value-type="float">
            <text:p>0.739</text:p>
          </table:table-cell>
          <table:table-cell table:formula="of:=AVERAGE([.B30:.G30])" office:value-type="float" office:value="0.795333333333333" calcext:value-type="float">
            <text:p>0.795333333333333</text:p>
          </table:table-cell>
          <table:table-cell table:number-columns-repeated="3"/>
          <table:table-cell table:style-name="ce15"/>
          <table:table-cell table:style-name="ce23" office:value-type="string" calcext:value-type="string">
            <text:p>num_trees : 12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office:value-type="float" office:value="0.74" calcext:value-type="float">
            <text:p>0.74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8" calcext:value-type="float">
            <text:p>0.708</text:p>
          </table:table-cell>
          <table:table-cell office:value-type="float" office:value="0.779" calcext:value-type="float">
            <text:p>0.779</text:p>
          </table:table-cell>
          <table:table-cell office:value-type="float" office:value="0.76" calcext:value-type="float">
            <text:p>0.76</text:p>
          </table:table-cell>
          <table:table-cell office:value-type="float" office:value="0.727" calcext:value-type="float">
            <text:p>0.727</text:p>
          </table:table-cell>
          <table:table-cell table:formula="of:=AVERAGE([.B31:.G31])" office:value-type="float" office:value="0.735833333333333" calcext:value-type="float">
            <text:p>0.735833333333333</text:p>
          </table:table-cell>
          <table:table-cell table:number-columns-repeated="3"/>
          <table:table-cell table:style-name="ce15"/>
          <table:table-cell table:style-name="ce23" office:value-type="string" calcext:value-type="string">
            <text:p>feature_fraction: 0.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32:.G32])" office:value-type="float" office:value="1" calcext:value-type="float">
            <text:p>1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3" calcext:value-type="float">
            <text:p>0.983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998" calcext:value-type="float">
            <text:p>0.998</text:p>
          </table:table-cell>
          <table:table-cell table:formula="of:=AVERAGE([.B33:.G33])" office:value-type="float" office:value="0.986" calcext:value-type="float">
            <text:p>0.986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office:value-type="float" office:value="0.956" calcext:value-type="float">
            <text:p>0.956</text:p>
          </table:table-cell>
          <table:table-cell office:value-type="float" office:value="0.983" calcext:value-type="float">
            <text:p>0.983</text:p>
          </table:table-cell>
          <table:table-cell office:value-type="float" office:value="0.974" calcext:value-type="float">
            <text:p>0.974</text:p>
          </table:table-cell>
          <table:table-cell office:value-type="float" office:value="0.937" calcext:value-type="float">
            <text:p>0.937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4" calcext:value-type="float">
            <text:p>0.974</text:p>
          </table:table-cell>
          <table:table-cell table:formula="of:=AVERAGE([.B34:.G34])" office:value-type="float" office:value="0.964833333333333" calcext:value-type="float">
            <text:p>0.964833333333333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35:.G35])" office:value-type="float" office:value="1" calcext:value-type="float">
            <text:p>1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office:value-type="float" office:value="0.944" calcext:value-type="float">
            <text:p>0.944</text:p>
          </table:table-cell>
          <table:table-cell office:value-type="float" office:value="0.939" calcext:value-type="float">
            <text:p>0.939</text:p>
          </table:table-cell>
          <table:table-cell office:value-type="float" office:value="0.951" calcext:value-type="float">
            <text:p>0.951</text:p>
          </table:table-cell>
          <table:table-cell office:value-type="float" office:value="0.956" calcext:value-type="float">
            <text:p>0.956</text:p>
          </table:table-cell>
          <table:table-cell office:value-type="float" office:value="0.951" calcext:value-type="float">
            <text:p>0.951</text:p>
          </table:table-cell>
          <table:table-cell office:value-type="float" office:value="0.96" calcext:value-type="float">
            <text:p>0.96</text:p>
          </table:table-cell>
          <table:table-cell table:formula="of:=AVERAGE([.B36:.G36])" office:value-type="float" office:value="0.950166666666667" calcext:value-type="float">
            <text:p>0.950166666666667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table:number-columns-repeated="2" table:style-name="ce17" office:value-type="float" office:value="0.835" calcext:value-type="float">
            <text:p>0.835</text:p>
          </table:table-cell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0.79" calcext:value-type="float">
            <text:p>0.79</text:p>
          </table:table-cell>
          <table:table-cell table:style-name="ce17" office:value-type="float" office:value="0.835" calcext:value-type="float">
            <text:p>0.835</text:p>
          </table:table-cell>
          <table:table-cell table:style-name="ce16" office:value-type="float" office:value="0.84" calcext:value-type="float">
            <text:p>0.84</text:p>
          </table:table-cell>
          <table:table-cell table:formula="of:=AVERAGE([.B37:.G37])" office:value-type="float" office:value="0.8225" calcext:value-type="float">
            <text:p>0.8225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Haberman <text:s/>paper 1</text:p>
          </table:table-cell>
          <table:table-cell table:style-name="ce16" office:value-type="float" office:value="0.7869" calcext:value-type="float">
            <text:p>0.7869</text:p>
          </table:table-cell>
          <table:table-cell table:style-name="ce17" office:value-type="float" office:value="0.7049" calcext:value-type="float">
            <text:p>0.7049</text:p>
          </table:table-cell>
          <table:table-cell table:style-name="ce17" office:value-type="float" office:value="0.7705" calcext:value-type="float">
            <text:p>0.7705</text:p>
          </table:table-cell>
          <table:table-cell table:style-name="ce17" office:value-type="float" office:value="0.6393" calcext:value-type="float">
            <text:p>0.6393</text:p>
          </table:table-cell>
          <table:table-cell table:number-columns-repeated="2" table:style-name="ce16" office:value-type="float" office:value="0.7049" calcext:value-type="float">
            <text:p>0.7049</text:p>
          </table:table-cell>
          <table:table-cell table:formula="of:=AVERAGE([.B38:.G38])" office:value-type="float" office:value="0.718566666666667" calcext:value-type="float">
            <text:p>0.718566666666667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Transfusion <text:s/>paper 1</text:p>
          </table:table-cell>
          <table:table-cell table:style-name="ce16" office:value-type="float" office:value="0.7933" calcext:value-type="float">
            <text:p>0.7933</text:p>
          </table:table-cell>
          <table:table-cell table:style-name="ce17" office:value-type="float" office:value="0.8467" calcext:value-type="float">
            <text:p>0.8467</text:p>
          </table:table-cell>
          <table:table-cell table:style-name="ce17" office:value-type="float" office:value="0.7333" calcext:value-type="float">
            <text:p>0.7333</text:p>
          </table:table-cell>
          <table:table-cell table:style-name="ce17" office:value-type="float" office:value="0.76" calcext:value-type="float">
            <text:p>0.76</text:p>
          </table:table-cell>
          <table:table-cell table:style-name="ce17" office:value-type="float" office:value="0.7333" calcext:value-type="float">
            <text:p>0.7333</text:p>
          </table:table-cell>
          <table:table-cell table:style-name="ce16" office:value-type="float" office:value="0.76" calcext:value-type="float">
            <text:p>0.76</text:p>
          </table:table-cell>
          <table:table-cell table:formula="of:=AVERAGE([.B39:.G39])" office:value-type="float" office:value="0.7711" calcext:value-type="float">
            <text:p>0.7711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Indian liver paper 2</text:p>
          </table:table-cell>
          <table:table-cell table:style-name="ce16" office:value-type="float" office:value="0.6496" calcext:value-type="float">
            <text:p>0.6496</text:p>
          </table:table-cell>
          <table:table-cell table:style-name="ce17" office:value-type="float" office:value="0.7436" calcext:value-type="float">
            <text:p>0.7436</text:p>
          </table:table-cell>
          <table:table-cell table:style-name="ce17" office:value-type="float" office:value="0.6923" calcext:value-type="float">
            <text:p>0.6923</text:p>
          </table:table-cell>
          <table:table-cell table:style-name="ce17" office:value-type="float" office:value="0.6752" calcext:value-type="float">
            <text:p>0.6752</text:p>
          </table:table-cell>
          <table:table-cell table:style-name="ce16" office:value-type="float" office:value="0.7179" calcext:value-type="float">
            <text:p>0.7179</text:p>
          </table:table-cell>
          <table:table-cell table:style-name="ce17" office:value-type="float" office:value="0.7009" calcext:value-type="float">
            <text:p>0.7009</text:p>
          </table:table-cell>
          <table:table-cell table:formula="of:=AVERAGE([.B40:.G40])" office:value-type="float" office:value="0.696583333333333" calcext:value-type="float">
            <text:p>0.696583333333333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credit card paper 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7" office:value-type="float" office:value="0.995" calcext:value-type="float">
            <text:p>0.99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7" office:value-type="float" office:value="0.995" calcext:value-type="float">
            <text:p>0.995</text:p>
          </table:table-cell>
          <table:table-cell table:formula="of:=AVERAGE([.B41:.G41])" office:value-type="float" office:value="0.9975" calcext:value-type="float">
            <text:p>0.9975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Skin non Skin paper 5</text:p>
          </table:table-cell>
          <table:table-cell table:style-name="ce16" office:value-type="float" office:value="0.985" calcext:value-type="float">
            <text:p>0.985</text:p>
          </table:table-cell>
          <table:table-cell table:style-name="ce17" office:value-type="float" office:value="0.99" calcext:value-type="float">
            <text:p>0.99</text:p>
          </table:table-cell>
          <table:table-cell table:style-name="ce17" office:value-type="float" office:value="0.975" calcext:value-type="float">
            <text:p>0.975</text:p>
          </table:table-cell>
          <table:table-cell table:style-name="ce17" office:value-type="float" office:value="0.985" calcext:value-type="float">
            <text:p>0.985</text:p>
          </table:table-cell>
          <table:table-cell table:style-name="ce17" office:value-type="float" office:value="0.99" calcext:value-type="float">
            <text:p>0.99</text:p>
          </table:table-cell>
          <table:table-cell table:style-name="ce17" office:value-type="float" office:value="0.98" calcext:value-type="float">
            <text:p>0.98</text:p>
          </table:table-cell>
          <table:table-cell table:formula="of:=AVERAGE([.B42:.G42])" office:value-type="float" office:value="0.984166666666667" calcext:value-type="float">
            <text:p>0.98416666666666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oA</text:p>
          </table:table-cell>
          <table:table-cell table:style-name="ce10" office:value-type="string" calcext:value-type="string">
            <text:p>K-fold 1</text:p>
          </table:table-cell>
          <table:table-cell table:style-name="ce10" office:value-type="string" calcext:value-type="string">
            <text:p>K-fold 2</text:p>
          </table:table-cell>
          <table:table-cell table:style-name="ce10" office:value-type="string" calcext:value-type="string">
            <text:p>K-fold 3</text:p>
          </table:table-cell>
          <table:table-cell table:style-name="ce10" office:value-type="string" calcext:value-type="string">
            <text:p>K-fold 4</text:p>
          </table:table-cell>
          <table:table-cell table:style-name="ce10" office:value-type="string" calcext:value-type="string">
            <text:p>K-fold 5</text:p>
          </table:table-cell>
          <table:table-cell table:style-name="ce10" office:value-type="string" calcext:value-type="string">
            <text:p>K-fold 6</text:p>
          </table:table-cell>
          <table:table-cell table:style-name="ce5" office:value-type="string" calcext:value-type="string">
            <text:p>average it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Haberman <text:s/>paper 1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803" calcext:value-type="float">
            <text:p>0.80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ransfusion <text:s/>paper 1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8218" calcext:value-type="float">
            <text:p>0.821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indian_liver paper 2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72" calcext:value-type="float">
            <text:p>0.7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redit card paper 5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999" calcext:value-type="float">
            <text:p>0.99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kin non Skin paper 5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999" calcext:value-type="float">
            <text:p>0.99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rest Cancer paper 3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99" calcext:value-type="float">
            <text:p>0.9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iabetes paper 1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822" calcext:value-type="float">
            <text:p>0.82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iabetes paper 4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714" calcext:value-type="float">
            <text:p>0.714</text:p>
          </table:table-cell>
          <table:table-cell table:number-columns-repeated="7"/>
        </table:table-row>
        <table:table-row table:style-name="ro1" table:number-rows-repeated="1048524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1.I23:Sheet1.I1048576 Sheet1.B18:Sheet1.G19 Sheet1.I1:Sheet1.I19">
            <calcext:condition calcext:apply-style-name="Bad" calcext:value="&lt;0" calcext:base-cell-address="Sheet1.B1"/>
          </calcext:conditional-format>
          <calcext:conditional-format calcext:target-range-address="Sheet1.I23:Sheet1.I1048576 Sheet1.B18:Sheet1.G19 Sheet1.I1:Sheet1.I19">
            <calcext:condition calcext:apply-style-name="Good" calcext:value="&gt;0" calcext:base-cell-address="Sheet1.B1"/>
          </calcext:conditional-format>
          <calcext:conditional-format calcext:target-range-address="Sheet1.J1:Sheet1.J1048576">
            <calcext:condition calcext:apply-style-name="Good" calcext:value="&gt;0" calcext:base-cell-address="Sheet1.J1"/>
          </calcext:conditional-format>
          <calcext:conditional-format calcext:target-range-address="Sheet1.J1:Sheet1.J1048576">
            <calcext:condition calcext:apply-style-name="Bad" calcext:value="&lt;0" calcext:base-cell-address="Sheet1.J1"/>
          </calcext:conditional-format>
          <calcext:conditional-format calcext:target-range-address="Sheet1.I20:Sheet1.I20">
            <calcext:condition calcext:apply-style-name="Good" calcext:value="=&gt;0" calcext:base-cell-address="Sheet1.I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2:34:15.682136088</meta:creation-date>
    <dc:date>2024-11-28T12:13:15.714808746</dc:date>
    <meta:editing-duration>P1DT18H15M53S</meta:editing-duration>
    <meta:editing-cycles>20</meta:editing-cycles>
    <meta:generator>LibreOffice/7.4.7.2$Linux_X86_64 LibreOffice_project/40$Build-2</meta:generator>
    <meta:document-statistic meta:table-count="1" meta:cell-count="439" meta:object-count="0"/>
  </office:meta>
</office:document-meta>
</file>